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203cm" svg:height="7.8cm" svg:x="21cm" svg:y="5.2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6" draw:layer="layout" svg:width="3.233cm" svg:height="0.808cm" svg:x="13.766cm" svg:y="4.046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5" draw:layer="layout" svg:width="3.232cm" svg:height="0.808cm" svg:x="13.766cm" svg:y="2.591cm">
          <text:p text:style-name="P1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1.165cm" svg:y1="6.5cm" svg:x2="12.183cm" svg:y2="7.592cm" draw:start-shape="id1" draw:start-glue-point="2" draw:end-shape="id2" draw:end-glue-point="0" svg:d="m11165 6500 1018 1092">
          <text:p/>
        </draw:connector>
        <draw:custom-shape draw:style-name="gr2" draw:text-style-name="P2" draw:id="id3" draw:layer="layout" svg:width="3.23cm" svg:height="0.81cm" svg:x="13.767cm" svg:y="1.1cm">
          <text:p text:style-name="P1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5.382cm" svg:y1="1.91cm" svg:x2="8.715cm" svg:y2="2.69cm" draw:start-shape="id3" draw:start-glue-point="2" draw:end-shape="id4" draw:end-glue-point="0" svg:d="m15382 1910-6667 780">
          <text:p/>
        </draw:connector>
        <draw:connector draw:style-name="gr3" draw:text-style-name="P3" draw:layer="layout" draw:type="line" svg:x1="15.382cm" svg:y1="3.399cm" svg:x2="15.382cm" svg:y2="4.046cm" draw:start-shape="id5" draw:start-glue-point="2" draw:end-shape="id6" draw:end-glue-point="0" svg:d="m15382 3399v647">
          <text:p/>
        </draw:connector>
        <draw:custom-shape draw:style-name="gr4" draw:text-style-name="P2" draw:id="id11" draw:layer="layout" svg:width="3.4cm" svg:height="0.809cm" svg:x="21.2cm" svg:y="6.591cm">
          <text:p text:style-name="P1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7" draw:layer="layout" svg:width="3.8cm" svg:height="0.81cm" svg:x="21.2cm" svg:y="4.045cm">
          <text:p text:style-name="P1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.999cm" svg:y1="4.45cm" svg:x2="21.2cm" svg:y2="4.45cm" draw:start-shape="id6" draw:start-glue-point="1" draw:end-shape="id7" svg:d="m16999 4450h4201">
          <text:p/>
        </draw:connector>
        <draw:custom-shape draw:style-name="gr4" draw:text-style-name="P2" draw:layer="layout" svg:width="2.2cm" svg:height="0.809cm" svg:x="22.8cm" svg:y="10.291cm">
          <text:p text:style-name="P1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" draw:layer="layout" svg:width="2.766cm" svg:height="0.808cm" svg:x="10.8cm" svg:y="7.592cm">
          <text:p text:style-name="P1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8" draw:layer="layout" svg:width="2cm" svg:height="0.808cm" svg:x="7.7cm" svg:y="10.592cm">
          <text:p text:style-name="P1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4" draw:layer="layout" svg:width="3.23cm" svg:height="0.81cm" svg:x="7.1cm" svg:y="2.69cm">
          <text:p text:style-name="P1"><text:span text:style-name="T1">toolch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715cm" svg:y1="3.5cm" svg:x2="8.7cm" svg:y2="10.592cm" draw:start-shape="id4" draw:start-glue-point="2" draw:end-shape="id8" draw:end-glue-point="0" svg:d="m8715 3500-15 7092">
          <text:p/>
        </draw:connector>
        <draw:connector draw:style-name="gr3" draw:text-style-name="P3" draw:layer="layout" draw:type="line" svg:x1="15.382cm" svg:y1="1.91cm" svg:x2="15.382cm" svg:y2="2.591cm" draw:start-shape="id3" draw:start-glue-point="2" draw:end-shape="id5" draw:end-glue-point="0" svg:d="m15382 1910v681">
          <text:p/>
        </draw:connector>
        <draw:custom-shape draw:style-name="gr2" draw:text-style-name="P2" draw:id="id10" draw:layer="layout" svg:width="4cm" svg:height="0.808cm" svg:x="11.9cm" svg:y="9.092cm">
          <text:p text:style-name="P1"><text:span text:style-name="T1">artifact-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5.382cm" svg:y1="6.5cm" svg:x2="13.9cm" svg:y2="9.092cm" draw:start-shape="id9" draw:start-glue-point="2" draw:end-shape="id10" draw:end-glue-point="0" svg:d="m15382 6500-1482 2592">
          <text:p/>
        </draw:connector>
        <draw:custom-shape draw:style-name="gr2" draw:text-style-name="P2" draw:id="id13" draw:layer="layout" svg:width="3.732cm" svg:height="0.808cm" svg:x="16.2cm" svg:y="9.092cm">
          <text:p text:style-name="P1"><text:span text:style-name="T1">profile / 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9" draw:layer="layout" svg:width="3.23cm" svg:height="0.81cm" svg:x="16.466cm" svg:y="10.59cm"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9cm" svg:y1="9.9cm" svg:x2="8.7cm" svg:y2="10.592cm" draw:start-shape="id10" draw:start-glue-point="2" draw:end-shape="id8" draw:end-glue-point="0" svg:d="m13900 9900-5200 692">
          <text:p/>
        </draw:connector>
        <draw:custom-shape draw:style-name="gr4" draw:text-style-name="P2" draw:id="id12" draw:layer="layout" svg:width="1.9cm" svg:height="0.809cm" svg:x="21.95cm" svg:y="7.9cm">
          <text:p text:style-name="P1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22.9cm" svg:y1="7.4cm" svg:x2="22.9cm" svg:y2="7.9cm" draw:start-shape="id11" draw:start-glue-point="2" draw:end-shape="id12" draw:end-glue-point="0" svg:d="m22900 7400v500">
          <text:p/>
        </draw:connector>
        <draw:custom-shape draw:style-name="gr4" draw:text-style-name="P2" draw:id="id14" draw:layer="layout" svg:width="3.8cm" svg:height="0.81cm" svg:x="21.2cm" svg:y="9.1cm">
          <text:p text:style-name="P1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9.932cm" svg:y1="9.496cm" svg:x2="21.2cm" svg:y2="9.505cm" draw:start-shape="id13" draw:start-glue-point="1" draw:end-shape="id14" svg:d="m19932 9496 1268 9">
          <text:p/>
        </draw:connector>
        <draw:custom-shape draw:style-name="gr4" draw:text-style-name="P2" draw:id="id15" draw:layer="layout" svg:width="4.6cm" svg:height="0.809cm" svg:x="14.6cm" svg:y="11.9cm">
          <text:p text:style-name="P1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9cm" svg:y1="9.9cm" svg:x2="16.9cm" svg:y2="11.9cm" draw:start-shape="id10" draw:start-glue-point="2" draw:end-shape="id15" draw:end-glue-point="0" svg:d="m13900 9900 3000 2000">
          <text:p/>
        </draw:connector>
        <draw:custom-shape draw:style-name="gr4" draw:text-style-name="P2" draw:id="id16" draw:layer="layout" svg:width="3.216cm" svg:height="0.809cm" svg:x="21.184cm" svg:y="5.391cm">
          <text:p text:style-name="P1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5.382cm" svg:y1="4.854cm" svg:x2="21.184cm" svg:y2="5.795cm" draw:start-shape="id6" draw:start-glue-point="2" draw:end-shape="id16" draw:end-glue-point="3" svg:d="m15382 4854 5802 941">
          <text:p/>
        </draw:connector>
        <draw:connector draw:style-name="gr3" draw:text-style-name="P3" draw:layer="layout" draw:type="line" svg:x1="13.766cm" svg:y1="4.45cm" svg:x2="8.2cm" svg:y2="4.45cm" draw:start-shape="id6" draw:end-shape="id17" svg:d="m13766 4450h-5566">
          <text:p/>
        </draw:connector>
        <draw:custom-shape draw:style-name="gr2" draw:text-style-name="P2" draw:id="id20" draw:layer="layout" svg:width="4.7cm" svg:height="0.808cm" svg:x="9.9cm" svg:y="10.592cm">
          <text:p text:style-name="P1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5.382cm" svg:y1="4.854cm" svg:x2="15.382cm" svg:y2="5.69cm" draw:start-shape="id6" draw:start-glue-point="2" draw:end-shape="id9" draw:end-glue-point="0" svg:d="m15382 4854v836">
          <text:p/>
        </draw:connector>
        <draw:custom-shape draw:style-name="gr2" draw:text-style-name="P2" draw:id="id9" draw:layer="layout" svg:width="3.23cm" svg:height="0.81cm" svg:x="13.767cm" svg:y="5.69cm">
          <text:p text:style-name="P1"><text:span text:style-name="T1">pro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5.382cm" svg:y1="6.5cm" svg:x2="18.066cm" svg:y2="9.092cm" draw:start-shape="id9" draw:start-glue-point="2" draw:end-shape="id13" draw:end-glue-point="0" svg:d="m15382 6500 2684 2592">
          <text:p/>
        </draw:connector>
        <draw:connector draw:style-name="gr3" draw:text-style-name="P3" draw:layer="layout" draw:type="line" svg:x1="15.382cm" svg:y1="6.5cm" svg:x2="18.75cm" svg:y2="7.1cm" draw:start-shape="id9" draw:start-glue-point="2" draw:end-shape="id18" draw:end-glue-point="0" svg:d="m15382 6500 3368 600">
          <text:p/>
        </draw:connector>
        <draw:connector draw:style-name="gr3" draw:text-style-name="P3" draw:layer="layout" draw:type="line" svg:x1="8.715cm" svg:y1="3.5cm" svg:x2="15.382cm" svg:y2="4.046cm" draw:start-shape="id4" draw:start-glue-point="2" draw:end-shape="id6" draw:end-glue-point="0" svg:d="m8715 3500 6667 546">
          <text:p/>
        </draw:connector>
        <draw:connector draw:style-name="gr3" draw:text-style-name="P3" draw:layer="layout" draw:type="line" svg:x1="18.066cm" svg:y1="9.9cm" svg:x2="18.081cm" svg:y2="10.59cm" draw:start-shape="id13" draw:start-glue-point="2" draw:end-shape="id19" draw:end-glue-point="0" svg:d="m18066 9900 15 690">
          <text:p/>
        </draw:connector>
        <draw:custom-shape draw:style-name="gr2" draw:text-style-name="P2" draw:id="id17" draw:layer="layout" svg:width="3.232cm" svg:height="0.808cm" svg:x="4.968cm" svg:y="4.046cm">
          <text:p text:style-name="P1"><text:span text:style-name="T1">reporting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" draw:layer="layout" svg:width="3.93cm" svg:height="0.81cm" svg:x="9.2cm" svg:y="5.69cm">
          <text:p text:style-name="P1"><text:span text:style-name="T1">plugin-descrip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1.165cm" svg:y1="6.5cm" svg:x2="8.7cm" svg:y2="10.592cm" draw:start-shape="id1" draw:start-glue-point="2" draw:end-shape="id8" draw:end-glue-point="0" svg:d="m11165 6500-2465 4092">
          <text:p/>
        </draw:connector>
        <draw:connector draw:style-name="gr3" draw:text-style-name="P3" draw:layer="layout" draw:type="line" svg:x1="15.382cm" svg:y1="4.854cm" svg:x2="11.165cm" svg:y2="5.69cm" draw:start-shape="id6" draw:start-glue-point="2" draw:end-shape="id1" draw:end-glue-point="0" svg:d="m15382 4854-4217 836">
          <text:p/>
        </draw:connector>
        <draw:custom-shape draw:style-name="gr2" draw:text-style-name="P2" draw:id="id18" draw:layer="layout" svg:width="3.5cm" svg:height="0.808cm" svg:x="17cm" svg:y="7.1cm">
          <text:p text:style-name="P1"><text:span text:style-name="T1">plugin-regis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2cm" svg:height="0.808cm" svg:x="4cm" svg:y="5.1cm">
          <text:p text:style-name="P1"><text:span text:style-name="T1">error-diagnost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cm" svg:height="0.808cm" svg:x="5.8cm" svg:y="6.1cm">
          <text:p text:style-name="P1"><text:span text:style-name="T1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7cm" svg:height="0.808cm" svg:x="1.2cm" svg:y="7.1cm">
          <text:p text:style-name="P1"><text:span text:style-name="T1">plugin-parameter-docum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5.382cm" svg:y1="4.854cm" svg:x2="21.2cm" svg:y2="6.995cm" draw:start-shape="id6" draw:start-glue-point="2" draw:end-shape="id11" draw:end-glue-point="3" svg:d="m15382 4854 5818 2141">
          <text:p/>
        </draw:connector>
        <draw:connector draw:style-name="gr3" draw:text-style-name="P3" draw:layer="layout" draw:type="line" svg:x1="13.9cm" svg:y1="9.9cm" svg:x2="12.25cm" svg:y2="10.592cm" draw:start-shape="id10" draw:start-glue-point="2" draw:end-shape="id20" draw:end-glue-point="0" svg:d="m13900 9900-1650 692">
          <text:p/>
        </draw:connector>
        <draw:custom-shape draw:style-name="gr4" draw:text-style-name="P2" draw:layer="layout" svg:width="3cm" svg:height="0.809cm" svg:x="22cm" svg:y="11.392cm">
          <text:p text:style-name="P1"><text:span text:style-name="T1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08-12-20T23:12:09</meta:creation-date>
    <dc:date>2011-03-14T00:20:54</dc:date>
    <meta:editing-cycles>55</meta:editing-cycles>
    <meta:editing-duration>PT22H25M33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